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fo:background-color="transparent">
        <style:background-image/>
      </style:paragraph-properties>
      <style:text-properties style:font-name="Arial" fo:font-size="11pt" fo:language="de" fo:country="DE" style:font-size-asian="11pt" style:font-size-complex="11pt"/>
    </style:style>
    <style:style style:name="P2" style:family="paragraph" style:parent-style-name="Standard">
      <style:paragraph-properties fo:margin-top="0cm" fo:margin-bottom="0.353cm" fo:line-height="150%" fo:text-align="justify" style:justify-single-word="false" style:text-autospace="none"/>
      <style:text-properties style:font-name="Arial" fo:font-size="11pt" fo:language="en" fo:country="US" style:font-name-asian="Arial" style:font-size-asian="11pt" style:font-name-complex="Arial" style:font-size-complex="11pt"/>
    </style:style>
    <style:style style:name="P3" style:family="paragraph" style:parent-style-name="Standard" style:master-page-name="">
      <style:paragraph-properties fo:line-height="150%" style:page-number="auto" fo:background-color="transparent">
        <style:background-image/>
      </style:paragraph-properties>
      <style:text-properties style:font-name="Arial" fo:font-size="11pt" fo:language="de" fo:country="DE" style:font-size-asian="11pt" style:font-size-complex="11pt"/>
    </style:style>
    <style:style style:name="P4" style:family="paragraph" style:parent-style-name="Standard">
      <style:paragraph-properties fo:margin-top="0.3cm" fo:margin-bottom="0cm" fo:line-height="150%" fo:text-align="justify" style:justify-single-word="false" fo:background-color="transparent">
        <style:background-image/>
      </style:paragraph-properties>
      <style:text-properties style:font-name="Arial" fo:font-size="11pt" fo:language="de" fo:country="DE" style:font-size-asian="11pt" style:font-size-complex="11pt"/>
    </style:style>
    <style:style style:name="P5" style:family="paragraph" style:parent-style-name="Standard" style:master-page-name="">
      <style:paragraph-properties fo:margin-top="0cm" fo:margin-bottom="0.3cm" fo:line-height="150%" fo:text-align="start" style:justify-single-word="false" style:page-number="auto" fo:break-before="page" fo:background-color="transparent">
        <style:background-image/>
      </style:paragraph-properties>
      <style:text-properties style:font-name="Arial" fo:font-size="11pt" fo:language="en" fo:country="US" style:font-name-asian="Arial" style:font-size-asian="11pt" style:font-name-complex="Arial" style:font-size-complex="11pt"/>
    </style:style>
    <style:style style:name="P6" style:family="paragraph" style:parent-style-name="Standard">
      <style:paragraph-properties fo:line-height="150%" fo:background-color="transparent">
        <style:background-image/>
      </style:paragraph-properties>
      <style:text-properties style:font-name="Arial" fo:font-size="12pt" fo:language="de" fo:country="DE" fo:font-weight="bold" style:font-size-asian="12pt" style:font-weight-asian="bold" style:font-size-complex="12pt" style:font-weight-complex="bold"/>
    </style:style>
    <style:style style:name="T1" style:family="text">
      <style:text-properties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bstract von Frank Daniel<text:line-break/><text:span text:style-name="T1">Continuous Delivery: </text:span></text:p>
      <text:p text:style-name="P6">Konigurationsmanagement in der Softwareentwicklung</text:p>
      <text:p text:style-name="P4">Continuous Delivery (CD) steht in der Softwareentwicklung für das stetige Ausliefern von Änderungen an den Kunden. Internet-Anwendungen wie <text:s/>Facebook liefern täglich aus. Dies ist dem großen Konkurrenzdruck im Internet geschuldet. CD ist eine Weiterentwicklung von Continuous Integration (CI). Grundlage für diese Entwicklungen ist das klassische Konfigurationsmanagement. CD beschreibt eine Deployment Pipeline, die aus folgenden Abschnitten bestehen kann: Commit Stage, Acceptance Test Stage, Manual Test Stage, Performance Testing Stage und Release Stage. Die <text:s/>Commit Stage kompiliert die Sourcen, gepackt das Ergebnis zu Artefakten an denen Unit-Tests durchgeführt werden. Bei Fehlerfreiheit werden die Artfakte für die <text:s/>folgenden Stufen der Deployment Pipeline in einem Artefakt-Repository veröffentlicht. Wird kein Fehler gefunden, dann wird die Software mit der Release Stage auf dem Produktivsystem installiert. Alle Vorgänge sind hochautomatisiert. Für den zusätzlichen Praxisbezug in der Arbeit sorgt eine beispielhafte Toolkette mit folgenden Kernfunktionalitäten: Git als Versionsverwaltung, Gradle als Build-Tool, Jenkins als CI-Server und JUnit als Testframework. Da <text:s/>Projekte in der <text:s/>Softwareentwicklung auch an sozialen Problemen scheitern, wird immer wieder auch der Mensch und sein Verhalten im Problemlösungsprozess betrachtet.</text:p>
      <text:p text:style-name="P1"/>
      <text:p text:style-name="P5">Abstract by Frank Daniel<text:line-break/><text:span text:style-name="T1">Continuous Delivery: <text:line-break/>Software Configuration Management</text:span></text:p>
      <text:p text:style-name="P2">Continuous Delivery means that every change is permanently deployed at the customer. Internet applications like facebook are releasing several times a day, because of the competitive pressure on the internet. Continuous Delivery is a further development of Continuous Integration (CI). The classic configuration management is the basis of Continuous Delivery. The main abstraction of Continuous Delivery is the Deployment Pipeline. It consists of the Commit Stage, Acceptance Test Stage, Manual Test Stage, Performance Testing Stage and Release Stage. The source code is compiled and packed by the Commit Stage. The finish packed pieces are tested by unit tests and published on an artifact repository. If <text:s/>the following stages are free of errors then the software is deployed by the Release Stage on the productive system. All processes of the Deployment Pipeline are fully automatic. To introduce a practical relevance a chain of tools is viewed. The main functionalities are Git as version control system, Gradle as build tool, JUnit as test framework and Jenkins as CI Server. Software development is a problem solution process that is managed by human beings. We are looking on people, because projects sometimes fail on social problems.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0DT22H15M9S</meta:editing-duration>
    <meta:editing-cycles>31</meta:editing-cycles>
    <meta:generator>OpenOffice.org/3.4.1$Win32 OpenOffice.org_project/341m1$Build-9593</meta:generator>
    <dc:date>2014-01-19T08:30:18.65</dc:date>
    <meta:document-statistic meta:table-count="0" meta:image-count="0" meta:object-count="0" meta:page-count="2" meta:paragraph-count="5" meta:word-count="383" meta:character-count="2766"/>
    <meta:user-defined meta:name="Info 1"/>
    <meta:user-defined meta:name="Info 2"/>
    <meta:user-defined meta:name="Info 3"/>
    <meta:user-defined meta:name="Info 4"/>
  </office:meta>
</office:document-meta>
</file>